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font-weight="normal" style:font-size-asian="11pt" style:font-weight-asian="normal"/>
    </style:style>
    <style:style style:name="P2" style:family="paragraph" style:parent-style-name="Standard">
      <style:text-properties officeooo:rsid="0016da4f" officeooo:paragraph-rsid="0016da4f"/>
    </style:style>
    <style:style style:name="P3" style:family="paragraph" style:parent-style-name="Standard">
      <style:text-properties style:font-name="Courier New" fo:font-size="11pt" fo:font-weight="bold" style:font-size-asian="11pt" style:font-weight-asian="bold"/>
    </style:style>
    <style:style style:name="P4" style:family="paragraph" style:parent-style-name="Standard">
      <style:text-properties style:font-name="Courier New" fo:font-size="11pt" fo:font-weight="normal" style:font-size-asian="11pt" style:font-weight-asian="normal"/>
    </style:style>
    <style:style style:name="P5" style:family="paragraph" style:parent-style-name="Standard">
      <style:text-properties style:font-name="Courier New" fo:font-size="11pt" fo:font-weight="normal" officeooo:paragraph-rsid="0017918b" style:font-size-asian="11pt" style:font-weight-asian="normal"/>
    </style:style>
    <style:style style:name="P6" style:family="paragraph" style:parent-style-name="Standard">
      <style:text-properties fo:color="#000000" style:font-name="Courier New" fo:font-size="11pt" fo:font-weight="normal" style:font-size-asian="11pt" style:font-weight-asian="normal"/>
    </style:style>
    <style:style style:name="P7" style:family="paragraph" style:parent-style-name="Standard">
      <style:text-properties fo:color="#000000" style:font-name="Courier New" fo:font-size="11pt" fo:font-weight="normal" officeooo:rsid="0016da4f" officeooo:paragraph-rsid="0017918b" style:font-size-asian="11pt" style:font-weight-asian="normal"/>
    </style:style>
    <style:style style:name="P8" style:family="paragraph" style:parent-style-name="Standard">
      <style:text-properties fo:color="#000000" style:font-name="Courier New" fo:font-size="11pt" fo:font-weight="normal" officeooo:paragraph-rsid="0017918b" style:font-size-asian="11pt" style:font-weight-asian="normal"/>
    </style:style>
    <style:style style:name="P9" style:family="paragraph" style:parent-style-name="Standard">
      <style:text-properties officeooo:rsid="0016da4f" officeooo:paragraph-rsid="0016da4f"/>
    </style:style>
    <style:style style:name="P10" style:family="paragraph" style:parent-style-name="Standard">
      <style:text-properties officeooo:rsid="0016da4f" officeooo:paragraph-rsid="0017918b"/>
    </style:style>
    <style:style style:name="P11" style:family="paragraph" style:parent-style-name="Standard">
      <style:text-properties officeooo:paragraph-rsid="0017918b"/>
    </style:style>
    <style:style style:name="P12" style:family="paragraph" style:parent-style-name="Standard">
      <style:text-properties officeooo:rsid="0017918b" officeooo:paragraph-rsid="0017918b"/>
    </style:style>
    <style:style style:name="P13" style:family="paragraph" style:parent-style-name="Standard">
      <style:text-properties officeooo:rsid="0018eb81" officeooo:paragraph-rsid="0018eb81"/>
    </style:style>
    <style:style style:name="T1" style:family="text">
      <style:text-properties style:font-name="Courier New" fo:font-size="11pt" fo:font-weight="bold" style:font-size-asian="11pt" style:font-weight-asian="bold"/>
    </style:style>
    <style:style style:name="T2" style:family="text">
      <style:text-properties style:font-name="Courier New" fo:font-size="11pt" fo:font-weight="normal" style:font-size-asian="11pt" style:font-weight-asian="normal"/>
    </style:style>
    <style:style style:name="T3" style:family="text">
      <style:text-properties style:font-name="Courier New" fo:font-size="11pt" fo:font-weight="normal" officeooo:rsid="0017918b" style:font-size-asian="11pt" style:font-weight-asian="normal"/>
    </style:style>
    <style:style style:name="T4" style:family="text">
      <style:text-properties fo:color="#ff0000" style:font-name="Courier New" fo:font-size="11pt" fo:font-weight="normal" style:font-size-asian="11pt" style:font-weight-asian="normal"/>
    </style:style>
    <style:style style:name="T5" style:family="text">
      <style:text-properties fo:color="#ff0000" style:font-name="Courier New" fo:font-size="11pt" fo:font-weight="normal" officeooo:rsid="0017918b" style:font-size-asian="11pt" style:font-weight-asian="normal"/>
    </style:style>
    <style:style style:name="T6" style:family="text">
      <style:text-properties fo:color="#ff0000" style:font-name="Courier New" fo:font-size="11pt" fo:font-weight="normal" officeooo:rsid="0018eb81" style:font-size-asian="11pt" style:font-weight-asian="normal"/>
    </style:style>
    <style:style style:name="T7" style:family="text">
      <style:text-properties fo:color="#000000" style:font-name="Courier New" fo:font-size="11pt" fo:font-weight="normal" style:font-size-asian="11pt" style:font-weight-asian="normal"/>
    </style:style>
    <style:style style:name="T8" style:family="text">
      <style:text-properties fo:color="#000000" style:font-name="Courier New" fo:font-size="11pt" fo:font-weight="normal" officeooo:rsid="0017918b" style:font-size-asian="11pt" style:font-weight-asian="normal"/>
    </style:style>
    <style:style style:name="T9" style:family="text">
      <style:text-properties fo:color="#000000" style:font-name="Courier New" fo:font-size="11pt" fo:font-weight="normal" officeooo:rsid="0018eb81" style:font-size-asian="11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gia changes sto resume : </text:span><text:span text:style-name="T2">kanw convert pdf to htlm ( http://www.pdfonline.com/convert-pdf-to-html/ )</text:span></text:p>
      <text:p text:style-name="P1"/>
      <text:p text:style-name="P1"/>
      <text:p text:style-name="P1"/>
      <text:p text:style-name="P3">gia changes sta projects : </text:p>
      <text:p text:style-name="P1">kanw search ston kwdika pou uparxei to &lt;!-- INSERTbeforeTHIS--&gt; kai prosthetw auto to kommati kwdika</text:p>
      <text:p text:style-name="P1"><text:s/>&lt;div class="item logo"&gt;</text:p>
      <text:p text:style-name="P1"><text:s/>&lt;div class="media-box"&gt;</text:p>
      <text:p text:style-name="Standard"><text:span text:style-name="T2"><text:s/>&lt;img src="images/portfolio/</text:span><text:span text:style-name="T4">dc.gif</text:span><text:span text:style-name="T7">" alt="portfolio-post"&gt;</text:span></text:p>
      <text:p text:style-name="P6"><text:s/>&lt;div class="mask"&gt;</text:p>
      <text:p text:style-name="Standard"><text:span text:style-name="T7">&lt;h3 class="title"&gt;</text:span><text:span text:style-name="T4">Download Projects '13</text:span><text:span text:style-name="T7">&lt;/h3&gt;</text:span></text:p>
      <text:p text:style-name="Standard"><text:span text:style-name="T7">&lt;a href="./projects/</text:span><text:span text:style-name="T4">7th/dc.rar</text:span><text:span text:style-name="T7">" class="ico" target="_blank"&gt;&lt;/a&gt;</text:span></text:p>
      <text:p text:style-name="P6">&lt;/div&gt;</text:p>
      <text:p text:style-name="P6">&lt;/div&gt;</text:p>
      <text:p text:style-name="Standard"><text:span text:style-name="T7">&lt;h3 class="project-title"&gt;</text:span><text:span text:style-name="T4">Digital Communications</text:span><text:span text:style-name="T7">&lt;/h3&gt;</text:span></text:p>
      <text:p text:style-name="Standard"><text:span text:style-name="T7">&lt;p class="category"&gt;</text:span><text:span text:style-name="T4">7th Semester</text:span><text:span text:style-name="T7">&lt;/p&gt;</text:span></text:p>
      <text:p text:style-name="P6">&lt;/div&gt;</text:p>
      <text:p text:style-name="P6">*opou allazw ta kokkina.*</text:p>
      <text:p text:style-name="Standard"/>
      <text:p text:style-name="P13">MAKE ONE LINE</text:p>
      <text:p text:style-name="P13">http://www.textfixer.com/html/compress-html-compression.php</text:p>
      <text:p text:style-name="Standard"/>
      <text:p text:style-name="P12">OI EIKONES MEGETHOS 450x250 JPG</text:p>
      <text:p text:style-name="P12"/>
      <text:p text:style-name="P2">TODO:</text:p>
      <text:p text:style-name="P2">-na doulepsei to arxeio isotope.js pou kanei to site na kanei toumpes kai kati alla wraia sto tab “ projects”</text:p>
      <text:p text:style-name="P2">-h php tou mail tha doulepsei otan to metaferw se allo host, to github den uposthrizei php.</text:p>
      <text:p text:style-name="P2"/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6:01:44.506000000</meta:creation-date>
    <dc:date>2014-06-29T05:32:08.418000000</dc:date>
    <meta:editing-duration>P0D</meta:editing-duration>
    <meta:editing-cycles>2</meta:editing-cycles>
    <meta:generator>LibreOffice/4.2.2.1$Windows_x86 LibreOffice_project/3be8cda0bddd8e430d8cda1ebfd581265cca5a0f</meta:generator>
    <meta:document-statistic meta:table-count="0" meta:image-count="0" meta:object-count="0" meta:page-count="1" meta:paragraph-count="21" meta:word-count="112" meta:character-count="898" meta:non-whitespace-character-count="803"/>
  </office:meta>
</office:document-meta>
</file>